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89.84mm" svg:height="95.35mm" svg:x="0mm" svg:y="18.33mm">
            <loext:p draw:notify-on-update-of-ranges="Лист1.A2:Лист1.C2 Лист1.A1:Лист1.A1 Лист1.A3:Лист1.C3 Лист1.I2:Лист1.K2 Лист1.I1:Лист1.I1 Лист1.I3:Лист1.K3 Лист1.M2:Лист1.O2 Лист1.M1:Лист1.M1 Лист1.M3:Лист1.O3 Лист1.E2:Лист1.G2 Лист1.E1:Лист1.E1 Лист1.E3:Лист1.G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++ bucketSort</text:p>
          </table:table-cell>
          <table:table-cell table:number-columns-repeated="3"/>
          <table:table-cell office:value-type="string" calcext:value-type="string">
            <text:p>python <text:s/>bucketSort</text:p>
          </table:table-cell>
          <table:table-cell table:number-columns-repeated="3"/>
          <table:table-cell office:value-type="string" calcext:value-type="string">
            <text:p>c++ counting</text:p>
          </table:table-cell>
          <table:table-cell table:number-columns-repeated="3"/>
          <table:table-cell office:value-type="string" calcext:value-type="string">
            <text:p>Python counting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6532" calcext:value-type="float">
            <text:p>0,6532</text:p>
          </table:table-cell>
          <table:table-cell/>
          <table:table-cell office:value-type="float" office:value="0.03346" calcext:value-type="float">
            <text:p>0,03346</text:p>
          </table:table-cell>
          <table:table-cell office:value-type="float" office:value="0.1845" calcext:value-type="float">
            <text:p>0,1845</text:p>
          </table:table-cell>
          <table:table-cell office:value-type="float" office:value="2.0862" calcext:value-type="float">
            <text:p>2,0862</text:p>
          </table:table-cell>
          <table:table-cell/>
          <table:table-cell office:value-type="float" office:value="0.00006624" calcext:value-type="float">
            <text:p>0,00006624</text:p>
          </table:table-cell>
          <table:table-cell office:value-type="float" office:value="0.00811" calcext:value-type="float">
            <text:p>0,00811</text:p>
          </table:table-cell>
          <table:table-cell office:value-type="float" office:value="0.068" calcext:value-type="float">
            <text:p>0,068</text:p>
          </table:table-cell>
          <table:table-cell/>
          <table:table-cell office:value-type="float" office:value="0.00092" calcext:value-type="float">
            <text:p>0,00092</text:p>
          </table:table-cell>
          <table:table-cell office:value-type="float" office:value="0.0819" calcext:value-type="float">
            <text:p>0,0819</text:p>
          </table:table-cell>
          <table:table-cell office:value-type="float" office:value="0.8431" calcext:value-type="float">
            <text:p>0,8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.00.0000</text:date>, <text:time style:data-style-name="N2" text:time-value="07:31:30.69843401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8:06:14.778503347</meta:creation-date>
    <dc:date>2018-03-22T07:52:16.192518988</dc:date>
    <meta:editing-duration>PT38M38S</meta:editing-duration>
    <meta:editing-cycles>7</meta:editing-cycles>
    <meta:generator>LibreOffice/5.1.6.2$Linux_X86_64 LibreOffice_project/10m0$Build-2</meta:generator>
    <meta:document-statistic meta:table-count="1" meta:cell-count="2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2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6ff00" draw:fill-color="#66f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dd4814" draw:fill-color="#dd481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85cm" svg:height="9.536cm" xlink:href=".." xlink:type="simple" chart:class="chart:scatter" chart:style-name="ch1">
        <chart:legend chart:legend-position="end" svg:x="14.731cm" svg:y="3.722cm" style:legend-expansion="high" chart:style-name="ch2"/>
        <chart:plot-area chart:style-name="ch3" table:cell-range-address="Лист1.A2:Лист1.C3 Лист1.A1:Лист1.A1 Лист1.I1:Лист1.I1 Лист1.I3:Лист1.K3 Лист1.M1:Лист1.M1 Лист1.M3:Лист1.O3 Лист1.E1:Лист1.E1 Лист1.E3:Лист1.G3" chart:data-source-has-labels="column" svg:x="0.379cm" svg:y="0.19cm" svg:width="13.973cm" svg:height="9.156cm">
          <chartooo:coordinate-region svg:x="1.106cm" svg:y="0.389cm" svg:width="12.596cm" svg:height="8.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3:Лист1.C3" chart:label-cell-address="Лист1.A1:Лист1.A1" chart:class="chart:scatter">
            <chart:domain table:cell-range-address="Лист1.A2:Лист1.C2"/>
            <chart:data-point chart:repeated="3"/>
          </chart:series>
          <chart:series chart:style-name="ch7" chart:values-cell-range-address="Лист1.I3:Лист1.K3" chart:label-cell-address="Лист1.I1:Лист1.I1" chart:class="chart:scatter">
            <chart:domain table:cell-range-address="Лист1.I2:Лист1.K2"/>
            <chart:data-point chart:repeated="3"/>
          </chart:series>
          <chart:series chart:style-name="ch8" chart:values-cell-range-address="Лист1.M3:Лист1.O3" chart:label-cell-address="Лист1.M1:Лист1.M1" chart:class="chart:scatter">
            <chart:domain table:cell-range-address="Лист1.M2:Лист1.O2"/>
            <chart:data-point chart:repeated="3"/>
          </chart:series>
          <chart:series chart:style-name="ch9" chart:values-cell-range-address="Лист1.E3:Лист1.G3" chart:label-cell-address="Лист1.E1:Лист1.E1" chart:class="chart:scatter">
            <chart:domain table:cell-range-address="Лист1.E2:Лист1.G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A2:Лист1.C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c++ bucketSort</text:p>
                <draw:g>
                  <svg:desc>Лист1.A1:Лист1.A1</svg:desc>
                </draw:g>
              </table:table-cell>
              <table:table-cell office:value-type="float" office:value="0.000826">
                <text:p>0.000826</text:p>
                <draw:g>
                  <svg:desc>Лист1.A3:Лист1.C3</svg:desc>
                </draw:g>
              </table:table-cell>
              <table:table-cell office:value-type="float" office:value="0.0549">
                <text:p>0.0549</text:p>
              </table:table-cell>
              <table:table-cell office:value-type="float" office:value="0.6532">
                <text:p>0.6532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I2:Лист1.K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c++ counting</text:p>
                <draw:g>
                  <svg:desc>Лист1.I1:Лист1.I1</svg:desc>
                </draw:g>
              </table:table-cell>
              <table:table-cell office:value-type="float" office:value="0.00006624">
                <text:p>0.00006624</text:p>
                <draw:g>
                  <svg:desc>Лист1.I3:Лист1.K3</svg:desc>
                </draw:g>
              </table:table-cell>
              <table:table-cell office:value-type="float" office:value="0.00811">
                <text:p>0.0081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M2:Лист1.O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Python counting</text:p>
                <draw:g>
                  <svg:desc>Лист1.M1:Лист1.M1</svg:desc>
                </draw:g>
              </table:table-cell>
              <table:table-cell office:value-type="float" office:value="0.00092">
                <text:p>0.00092</text:p>
                <draw:g>
                  <svg:desc>Лист1.M3:Лист1.O3</svg:desc>
                </draw:g>
              </table:table-cell>
              <table:table-cell office:value-type="float" office:value="0.0819">
                <text:p>0.0819</text:p>
              </table:table-cell>
              <table:table-cell office:value-type="float" office:value="0.8431">
                <text:p>0.8431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E2:Лист1.G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python  bucketSort</text:p>
                <draw:g>
                  <svg:desc>Лист1.E1:Лист1.E1</svg:desc>
                </draw:g>
              </table:table-cell>
              <table:table-cell office:value-type="float" office:value="0.03346">
                <text:p>0.03346</text:p>
                <draw:g>
                  <svg:desc>Лист1.E3:Лист1.G3</svg:desc>
                </draw:g>
              </table:table-cell>
              <table:table-cell office:value-type="float" office:value="0.1845">
                <text:p>0.1845</text:p>
              </table:table-cell>
              <table:table-cell office:value-type="float" office:value="2.0862">
                <text:p>2.08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